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List_20_2_20_End">
      <style:text-properties fo:language="en" fo:country="US"/>
    </style:style>
    <style:style style:name="P39" style:family="paragraph" style:parent-style-name="OOoHeading_20_3">
      <style:text-properties fo:language="en" fo:country="US"/>
    </style:style>
    <style:style style:name="P40" style:family="paragraph" style:parent-style-name="OOoHeading_20_3">
      <style:paragraph-properties loext:contextual-spacing="false" fo:margin-top="0.0866in" fo:margin-bottom="0.0429in"/>
      <style:text-properties fo:language="en" fo:country="US"/>
    </style:style>
    <style:style style:name="P41" style:family="paragraph" style:parent-style-name="OOoNum_20_123_20_End" style:list-style-name="OOoNum_20_123"/>
    <style:style style:name="P42" style:family="paragraph" style:parent-style-name="OOoList_20_2_20_Start">
      <style:text-properties fo:language="en" fo:country="US"/>
    </style:style>
    <style:style style:name="P43" style:family="paragraph" style:parent-style-name="OOoNum_20_123_20_Start" style:master-page-name="">
      <style:paragraph-properties style:page-number="auto" style:shadow="none" fo:keep-with-next="always"/>
    </style:style>
    <style:style style:name="P44" style:family="paragraph" style:parent-style-name="OOoNum_20_123_20_Start" style:list-style-name="OOoNum_20_123" style:master-page-name="">
      <style:paragraph-properties style:page-number="auto" style:shadow="none" fo:keep-with-next="always"/>
    </style:style>
    <style:style style:name="P45" style:family="paragraph" style:parent-style-name="OOoHeading_20_2">
      <style:text-properties fo:language="en" fo:country="US"/>
    </style:style>
    <style:style style:name="P46" style:family="paragraph" style:parent-style-name="OOoHeading_20_2" style:master-page-name="">
      <style:paragraph-properties loext:contextual-spacing="false" fo:margin-top="0.1138in" fo:margin-bottom="0.0429in" style:page-number="auto"/>
      <style:text-properties fo:language="en" fo:country="US"/>
    </style:style>
    <style:style style:name="P47" style:family="paragraph" style:parent-style-name="OOoHeading_20_2">
      <style:paragraph-properties loext:contextual-spacing="false" fo:margin-top="0.1138in" fo:margin-bottom="0.0429in"/>
      <style:text-properties fo:language="en" fo:country="US"/>
    </style:style>
    <style:style style:name="P48" style:family="paragraph" style:parent-style-name="OOoHeading_20_2" style:master-page-name="">
      <style:paragraph-properties style:page-number="auto" fo:keep-with-next="always"/>
      <style:text-properties fo:language="en" fo:country="US"/>
    </style:style>
    <style:style style:name="P49" style:family="paragraph" style:parent-style-name="OOoList_20_1_20_End">
      <style:text-properties fo:language="en" fo:country="US"/>
    </style:style>
    <style:style style:name="P50" style:family="paragraph" style:parent-style-name="OOoList_20_1_20_End" style:list-style-name="OOoBullets_20_1">
      <style:text-properties fo:language="en" fo:country="US"/>
    </style:style>
    <style:style style:name="P51" style:family="paragraph" style:parent-style-name="OOoList_20_1_20_Cont." style:list-style-name="OOoBullets_20_1"/>
    <style:style style:name="P52" style:family="paragraph" style:parent-style-name="OOoList_20_1_20_Cont.">
      <style:text-properties fo:language="en" fo:country="US"/>
    </style:style>
    <style:style style:name="P53" style:family="paragraph" style:parent-style-name="OOoList_20_1_20_Cont." style:list-style-name="OOoBullets_20_1" style:master-page-name="">
      <style:paragraph-properties fo:keep-together="always" fo:orphans="0" fo:widows="0" style:page-number="auto"/>
    </style:style>
    <style:style style:name="P54" style:family="paragraph" style:parent-style-name="OOoList_20_1_20_Start">
      <style:text-properties fo:language="en" fo:country="US"/>
    </style:style>
    <style:style style:name="P55" style:family="paragraph" style:parent-style-name="OOoList_20_1_20_Start" style:master-page-name="">
      <style:paragraph-properties style:page-number="auto" fo:keep-with-next="always"/>
    </style:style>
    <style:style style:name="P56" style:family="paragraph" style:parent-style-name="OOoList_20_1_20_Start" style:master-page-name="">
      <style:paragraph-properties fo:keep-together="always" fo:orphans="0" fo:widows="0" style:page-number="auto" fo:keep-with-next="always"/>
    </style:style>
    <style:style style:name="P57" style:family="paragraph" style:parent-style-name="OOoHeading_20_0" style:master-page-name="OOoPageStyle">
      <style:paragraph-properties style:page-number="auto"/>
    </style:style>
    <style:style style:name="P58" style:family="paragraph" style:parent-style-name="OOoHeading_20_1">
      <style:text-properties fo:language="en" fo:country="US"/>
    </style:style>
    <style:style style:name="P59" style:family="paragraph" style:parent-style-name="OOoHeading_20_1" style:master-page-name="">
      <style:paragraph-properties style:page-number="auto" fo:keep-with-next="always"/>
      <style:text-properties fo:language="en" fo:country="US"/>
    </style:style>
    <style:style style:name="P60" style:family="paragraph" style:parent-style-name="OOoHeading_20_1" style:master-page-name="">
      <style:paragraph-properties style:page-number="auto"/>
      <style:text-properties fo:language="en" fo:country="US"/>
    </style:style>
    <style:style style:name="P61" style:family="paragraph" style:parent-style-name="OOoHeading_20_1">
      <style:paragraph-properties loext:contextual-spacing="false" fo:margin-top="0.1728in" fo:margin-bottom="0.0866in"/>
      <style:text-properties fo:language="en" fo:country="US"/>
    </style:style>
    <style:style style:name="P62" style:family="paragraph">
      <style:text-properties fo:font-size="12pt"/>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4" style:family="paragraph">
      <style:paragraph-properties fo:text-align="center"/>
    </style:style>
    <style:style style:name="P65" style:family="paragraph">
      <style:paragraph-properties fo:text-align="center"/>
      <style:text-properties fo:font-size="11pt"/>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180786800" text:id="ct180786800">
          <text:insertion>
            <office:change-info>
              <dc:creator>Keith McKenna</dc:creator>
              <dc:date>2022-05-07T18:13:00</dc:date>
            </office:change-info>
          </text:inser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span text:style-name="T1">Chapter </text:span><text:span text:style-name="OOoChapterNumber"><text:span text:style-name="T1">1</text:span></text:span><text:span text:style-name="T1"> <text:line-break/>Introducing Apache OpenOffice</text:span></text:h>
      <text:h text:style-name="P58"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7">Apache OpenOffice includes the following <text:alphabetical-index-mark text:string-value="components of OpenOffice.org"/>components.</text:p>
      <text:h text:style-name="P46"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7"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7"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7"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7"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text:change-start text:change-id="ct180786800"/> <text:change-end text:change-id="ct180786800"/>compliant database engine and connect to external tables. </text:p>
      <text:h text:style-name="P45"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8" text:outline-level="2"><text:span text:style-name="T8">A</text:span>dvantages of Apache OpenOffice</text:h>
      <text:p text:style-name="P17">Here are some of the <text:alphabetical-index-mark-start text:id="IMark301690616"/>advantages of Apache OpenOffice<text:alphabetical-index-mark-end text:id="IMark301690616"/> over proprietary office suites:</text:p>
      <text:list xml:id="list8158950805497319971"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301686920"/><text:span text:style-name="OOoStrongEmphasis"><text:span text:style-name="T1">language support</text:span></text:span><text:alphabetical-index-mark-end text:id="IMark301686920"/><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3096536084024506307" text:style-name="OOoBullets_20_2">
        <text:list-item>
          <text:list>
            <text:list-item>
              <text:p text:style-name="P42">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P38">You do not need to know which application was used to create a particular file. For example, you can open a Draw file from Writer; it will open automatically in Draw.</text:p>
        </text:list-item>
      </text:list>
      <text:list xml:id="list38623728" text:continue-list="list8158950805497319971"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51"><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62876508"/><text:span text:style-name="T1">OASIS</text:span><text:alphabetical-index-mark-end text:id="IMark162876508"/><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58" text:outline-level="2">Minimum Requirements</text:h>
      <text:p text:style-name="P34">Apache OpenOffice 4.1 requires one of the following operating systems:</text:p>
      <text:list xml:id="list38623538" text:continue-list="list38623728" text:style-name="OOoBullets_20_1">
        <text:list-item text:start-value="1">
          <text:p text:style-name="OOoList_20_1_20_Start"><text:alphabetical-index-mark text:string-value="system requirements" text:key1="Microsoft Windows"/><text:span text:style-name="OOoStrongEmphasis"><text:span text:style-name="T1">Microsoft Windows</text:span></text:span><text:span text:style-name="T1"> XP, 2003, 2012, Vista, 7, 8, 8.1, or 10</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59"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60"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8"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8608993" text:continue-numbering="true" text:style-name="OOoBullets_20_1">
        <text:list-item>
          <text:p text:style-name="P54">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2">On Windows, you can use the Quickstarter (see below).</text:p>
        </text:list-item>
        <text:list-item>
          <text:p text:style-name="P52">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9"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5"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9" text:outline-level="4">Using the Quick-Starter Icon</text:h>
      <text:p text:style-name="P8"><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13"><draw:image xlink:href="Pictures/10000201000001250000012943836A17.png" xlink:type="simple" xlink:show="embed" xlink:actuate="onLoad"/></draw:frame><draw:custom-shape text:anchor-type="paragraph" draw:z-index="2" draw:name="Shape24" draw:style-name="gr1" draw:text-style-name="P62"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9"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0"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 Options → OpenOffice → Memory</text:span></text:span><text:span text:style-name="T1">.</text:span></text:p>
      <text:h text:style-name="P45"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58"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7" svg:width="6.6906in" svg:height="4.3504in" svg:x="0in" svg:y="0in"><draw:image xlink:href="Pictures/10000201000003C80000027585B12248.png" xlink:type="simple" xlink:show="embed" xlink:actuate="onLoad"><text:p text:style-name="P66"><text:span text:style-name="T25">Sidebar`</text:span></text:p></draw:image></draw:frame><draw:frame draw:style-name="gr26" draw:text-style-name="P69" svg:width="1.1331in" svg:height="0.4831in" svg:x="0.7319in" svg:y="1.4201in"><draw:text-box><text:p text:style-name="P68"><text:span text:style-name="T25">Standard</text:span></text:p><text:p text:style-name="P68"><text:span text:style-name="T25">Toolbar</text:span></text:p></draw:text-box></draw:frame><draw:line draw:style-name="gr27" draw:text-style-name="P63" svg:x1="1.122in" svg:y1="1.4728in" svg:x2="0.7752in" svg:y2="0.5614in"><text:p/></draw:line><draw:frame draw:style-name="gr26" draw:text-style-name="P69" svg:width="1.0894in" svg:height="0.4831in" svg:x="2.6839in" svg:y="1.4362in"><draw:text-box><text:p text:style-name="P68"><text:span text:style-name="T25">Formatting</text:span></text:p><text:p text:style-name="P68"><text:span text:style-name="T25">Toolbar</text:span></text:p></draw:text-box></draw:frame><draw:line draw:style-name="gr28" draw:text-style-name="P63" svg:x1="3.0307in" svg:y1="1.4795in" svg:x2="3.6378in" svg:y2="0.785in"><text:p/></draw:line><draw:line draw:style-name="gr29" draw:text-style-name="P63" svg:x1="3.6378in" svg:y1="2.1646in" svg:x2="4.8957in" svg:y2="1.7307in"><text:p/></draw:line><draw:frame draw:style-name="gr30" draw:text-style-name="P69" svg:width="0.9795in" svg:height="0.2913in" svg:x="1.5307in" svg:y="3.6965in"><draw:text-box><text:p text:style-name="P68"><text:span text:style-name="T25">Status Bar</text:span></text:p></draw:text-box></draw:frame><draw:line draw:style-name="gr31" draw:text-style-name="P63" svg:x1="2.0272in" svg:y1="3.8799in" svg:x2="2.5043in" svg:y2="4.2272in"><text:p/></draw:line><draw:frame draw:style-name="gr32" draw:text-style-name="P69" svg:width="0.6996in" svg:height="0.2913in" svg:x="3.1846in" svg:y="0.0937in"><draw:text-box><text:p text:style-name="P68"><text:span text:style-name="T25">Menus</text:span></text:p></draw:text-box></draw:frame><draw:line draw:style-name="gr33" draw:text-style-name="P63" svg:x1="3.2476in" svg:y1="0.2398in" svg:x2="2.5102in" svg:y2="0.3264in"><text:p/></draw:line><draw:frame draw:style-name="gr34" draw:text-style-name="P69" svg:width="0.6807in" svg:height="0.2913in" svg:x="1.4693in" svg:y="2.5555in"><draw:text-box><text:p text:style-name="P68"><text:span text:style-name="T25">Rulers</text:span></text:p></draw:text-box></draw:frame><draw:line draw:style-name="gr35" draw:text-style-name="P63" svg:x1="1.7295in" svg:y1="2.5555in" svg:x2="1.7295in" svg:y2="1.0362in"><text:p/></draw:line><draw:line draw:style-name="gr36" draw:text-style-name="P63"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5"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8602714" text:continue-list="list38608993"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8"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0"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 Toolbars</text:span></text:span><text:span text:style-name="T2">, then click on the name of a toolbar in the list.</text:span><text:span text:style-name="T1"> An active toolbar shows a checkmark beside its name. Tear-off toolbars are not listed in the View menu.</text:span></text:p>
      <text:h text:style-name="P40" text:outline-level="4">Submenus and T<text:alphabetical-index-mark-start text:id="IMark301690568"/>ear-Off Toolbars<text:alphabetical-index-mark-end text:id="IMark30169056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4"><draw:text-box fo:min-height="2.5626in"><text:p text:style-name="P36"><draw:frame draw:style-name="fr15" draw:name="graphics5" text:anchor-type="as-char" svg:width="4.5193in" svg:height="2.3264in" draw:z-index="19"><draw:image xlink:href="Pictures/10000201000002420000011BBE8C4F0C.png" xlink:type="simple" xlink:show="embed" xlink:actuate="onLoad"/></draw:frame></text:p><text:p text:style-name="P36">Figure <text:sequence text:ref-name="refFigure2" text:name="Figure" text:formula="ooow:Figure+1" style:num-format="1">3</text:sequence>: Example of a tear-off toolbar</text:p></draw:text-box></draw:frame> </text:p>
      <text:h text:style-name="P40" text:outline-level="4"><text:soft-page-break/>Floating Toolbars</text:h>
      <text:p text:style-name="OOoTextBody"><text:span text:style-name="T1">Apache OpenOffice includes several additional context-sensitive toolbars, whose defaults appear as </text:span><text:alphabetical-index-mark-start text:id="IMark162876604"/><text:span text:style-name="T1">floating toolbars</text:span><text:alphabetical-index-mark-end text:id="IMark16287660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9"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36"><text:s/><draw:g text:anchor-type="as-char" draw:z-index="11" draw:style-name="gr2"><draw:frame draw:style-name="gr3" draw:text-style-name="P63" svg:width="3.8724in" svg:height="0.9453in" svg:x="0.9382in" svg:y="0.2346in"><draw:image xlink:href="Pictures/1000000000000259000000942C3C5BF2.png" xlink:type="simple" xlink:show="embed" xlink:actuate="onLoad"><text:p/></draw:image></draw:frame><draw:rect draw:style-name="gr37" draw:text-style-name="P67" svg:width="2.1098in" svg:height="0.2815in" svg:x="0in" svg:y="0in"><text:p text:style-name="P66"><text:span text:style-name="T25">Handles of docked toolbars</text:span></text:p></draw:rect><draw:line draw:style-name="gr38" draw:text-style-name="P63" svg:x1="0.5161in" svg:y1="0.2343in" svg:x2="0.9382in" svg:y2="0.9835in"><text:p/></draw:line><draw:line draw:style-name="gr39" draw:text-style-name="P63" svg:x1="0.5161in" svg:y1="0.2343in" svg:x2="0.9382in" svg:y2="0.7492in"><text:p/></draw:line></draw:g></text:p><text:p text:style-name="P36">Figure <text:sequence text:ref-name="refFigure3" text:name="Figure" text:formula="ooow:Figure+1" style:num-format="1">4</text:sequence>: Moving a docked toolbar</text:p></draw:text-box></draw:frame> </text:p>
      <text:p text:style-name="P24"><draw:frame draw:style-name="fr5" draw:name="Frame5" text:anchor-type="as-char" svg:width="4.398in" draw:z-index="20"><draw:text-box fo:min-height="1.1744in"><text:p text:style-name="P36"><draw:frame draw:style-name="fr16" draw:name="graphics13" text:anchor-type="as-char" svg:width="4.398in" svg:height="0.9839in" draw:z-index="22"><draw:image xlink:href="Pictures/10000201000001990000005F4023753F.png" xlink:type="simple" xlink:show="embed" xlink:actuate="onLoad"/></draw:frame></text:p><text:p text:style-name="P36">Figure <text:sequence text:ref-name="refFigure4" text:name="Figure" text:formula="ooow:Figure+1" style:num-format="1">5</text:sequence>: Moving a floating toolbar</text:p></draw:text-box></draw:frame> </text:p>
      <text:h text:style-name="P40"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3"><draw:text-box fo:min-height="1.3154in"><text:p text:style-name="P36"><draw:frame draw:style-name="fr17" draw:name="graphics28" text:anchor-type="paragraph" svg:x="0.0016in" svg:y="0.0008in" svg:width="2.6882in" svg:height="1.102in" draw:z-index="24"><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40"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25"><draw:text-box fo:min-height="1.4075in"><text:p text:style-name="P36"><draw:frame draw:style-name="fr18" draw:name="graphics23" text:anchor-type="as-char" svg:width="2.9071in" svg:height="1.1016in" draw:z-index="28"><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162876604" text:key1="toolbars"/><text:span text:style-name="T1">show or hide icons</text:span><text:alphabetical-index-mark-end text:id="IMark16287660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9"><draw:text-box fo:min-height="2.2689in"><text:p text:style-name="P36"><draw:frame draw:style-name="fr19" draw:name="graphics25" text:anchor-type="paragraph" svg:x="0.0016in" svg:y="0.0008in" svg:width="5.5583in" style:rel-width="100%" svg:height="2.6189in" style:rel-height="scale" draw:z-index="30"><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5" text:outline-level="3"><text:alphabetical-index-mark text:string-value="context menus"/><text:alphabetical-index-mark text:string-value="right-click (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5" text:outline-level="3">Status Bar</text:h>
      <text:p text:style-name="P17">The <text:alphabetical-index-mark-start text:id="IMark162876604"/>status bar<text:alphabetical-index-mark-end text:id="IMark162876604"/>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31"><draw:text-box fo:min-height="1.2602in"><text:p text:style-name="P36"><draw:frame draw:style-name="fr20" draw:name="graphics47" text:anchor-type="as-char" svg:width="5.5709in" svg:height="1.0043in" draw:z-index="32"><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33"><draw:text-box fo:min-height="1.2563in"><text:p text:style-name="P36"><draw:frame draw:style-name="fr21" draw:name="graphics51" text:anchor-type="paragraph" svg:x="0in" svg:y="0in" svg:width="5.602in" svg:height="1.0665in" draw:z-index="34"><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5" text:outline-level="3"><text:alphabetical-index-mark-start text:id="IMark162876604"/>Sidebar<text:alphabetical-index-mark-end text:id="IMark162876604"/></text:h>
      <text:p text:style-name="P1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3" svg:width="2.5642in" svg:height="4.3598in" svg:x="1.0693in" svg:y="0in"><draw:image xlink:href="Pictures/1000000000000195000002B06BA0BB7D.png" xlink:type="simple" xlink:show="embed" xlink:actuate="onLoad"><text:p/></draw:image></draw:frame><draw:rect draw:style-name="gr4" draw:text-style-name="P63" svg:width="0.2406in" svg:height="0.1921in" svg:x="3.3929in" svg:y="0.0346in"><text:p/></draw:rect><draw:rect draw:style-name="gr5" draw:text-style-name="P65" svg:width="0.6724in" svg:height="0.1925in" svg:x="3.9693in" svg:y="0.048in"><text:p text:style-name="P64"><text:span text:style-name="T24">Settings</text:span></text:p></draw:rect><draw:line draw:style-name="gr6" draw:text-style-name="P63" svg:x1="3.9701in" svg:y1="0.1441in" svg:x2="3.6339in" svg:y2="0.1441in"><text:p/></draw:line><draw:rect draw:style-name="gr7" draw:text-style-name="P63" svg:width="0.2406in" svg:height="0.9122in" svg:x="3.3929in" svg:y="0.2882in"><text:p/></draw:rect><draw:rect draw:style-name="gr8" draw:text-style-name="P65" svg:width="0.6724in" svg:height="0.1921in" svg:x="3.9693in" svg:y="0.6283in"><text:p text:style-name="P64"><text:span text:style-name="T24">Tabs</text:span></text:p></draw:rect><draw:line draw:style-name="gr9" draw:text-style-name="P63" svg:x1="3.9701in" svg:y1="0.7201in" svg:x2="3.6339in" svg:y2="0.7201in"><text:p/></draw:line><draw:rect draw:style-name="gr10" draw:text-style-name="P65" svg:width="0.6724in" svg:height="0.1921in" svg:x="3.9693in" svg:y="0.3217in"><text:p text:style-name="P64"><text:span text:style-name="T24">Tab Title</text:span></text:p></draw:rect><draw:rect draw:style-name="gr11" draw:text-style-name="P63" svg:width="1.7295in" svg:height="0.2406in" svg:x="1.1362in" svg:y="0.0138in"><text:p/></draw:rect><draw:line draw:style-name="gr12" draw:text-style-name="P63" svg:x1="2.8654in" svg:y1="0.2535in" svg:x2="3.8256in" svg:y2="0.2535in"><text:p/></draw:line><draw:line draw:style-name="gr13" draw:text-style-name="P63" svg:x1="3.8256in" svg:y1="0.2441in" svg:x2="3.8256in" svg:y2="0.4362in"><text:p/></draw:line><draw:line draw:style-name="gr14" draw:text-style-name="P63" svg:x1="3.8181in" svg:y1="0.4323in" svg:x2="3.9622in" svg:y2="0.4323in"><text:p/></draw:line><draw:rect draw:style-name="gr15" draw:text-style-name="P63" svg:width="2.2571in" svg:height="2.3531in" svg:x="1.1362in" svg:y="1.7283in"><text:p/></draw:rect><draw:rect draw:style-name="gr16" draw:text-style-name="P63" svg:width="1.3453in" svg:height="0.1925in" svg:x="1.1362in" svg:y="1.5362in"><text:p/></draw:rect><draw:rect draw:style-name="gr8" draw:text-style-name="P65" svg:width="0.7685in" svg:height="0.1921in" svg:x="3.9693in" svg:y="1.6299in"><text:p text:style-name="P64"><text:span text:style-name="T24">Panel Title</text:span></text:p></draw:rect><draw:line draw:style-name="gr17" draw:text-style-name="P63" svg:x1="3.9697in" svg:y1="1.7283in" svg:x2="2.4811in" svg:y2="1.7283in"><text:p/></draw:line><draw:line draw:style-name="gr18" draw:text-style-name="P63" svg:x1="3.3937in" svg:y1="2.2567in" svg:x2="3.9701in" svg:y2="2.2567in"><text:p/></draw:line><draw:rect draw:style-name="gr5" draw:text-style-name="P65" svg:width="0.9606in" svg:height="0.1925in" svg:x="3.9693in" svg:y="2.1555in"><text:p text:style-name="P64"><text:span text:style-name="T24">Panel Contents</text:span></text:p></draw:rect><draw:custom-shape draw:style-name="gr19" draw:text-style-name="P6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5" svg:width="0.6724in" svg:height="0.1921in" svg:x="0in" svg:y="2.2028in"><text:p text:style-name="P64"><text:span text:style-name="T24">Deck</text:span></text:p></draw:rect><draw:rect draw:style-name="gr10" draw:text-style-name="P65" svg:width="0.865in" svg:height="0.1925in" svg:x="3.9693in" svg:y="1.3335in"><text:p text:style-name="P64"><text:span text:style-name="T24">MoreOptions</text:span></text:p></draw:rect><draw:line draw:style-name="gr20" draw:text-style-name="P63" svg:x1="3.9701in" svg:y1="1.4406in" svg:x2="3.2976in" svg:y2="1.4406in"><text:p/></draw:line><draw:rect draw:style-name="gr21" draw:text-style-name="P63" svg:width="0.2398in" svg:height="0.1449in" svg:x="3.2016in" svg:y="1.5362in"><text:p/></draw:rect><draw:line draw:style-name="gr22" draw:text-style-name="P63"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3"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58" text:outline-level="2"><text:alphabetical-index-mark text:string-value="starting a new document"/>Starting a New Document</text:h>
      <text:p text:style-name="P7">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6"><draw:text-box fo:min-height="4.1854in"><text:p text:style-name="P36"><draw:frame draw:style-name="fr22" draw:name="graphics9" text:anchor-type="as-char" svg:width="5.961in" svg:height="4.0626in" draw:z-index="37"><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62877324"/>Start Center<text:alphabetical-index-mark-end text:id="IMark162877324"/></text:p></draw:text-box></draw:frame> </text:p>
      <text:p text:style-name="P15">You can also start a new document in one of the following ways.</text:p>
      <text:list xml:id="list8167437571562451636" text:style-name="OOoBullets_20_1">
        <text:list-item>
          <text:p text:style-name="P55"><text:span text:style-name="T1">Use </text:span><text:span text:style-name="OOoMenuPath"><text:span text:style-name="T1">File &gt; New</text:span></text:span><text:span text:style-name="T1"> and choose the type of document.</text:span></text:p>
        </text:list-item>
      </text:list>
      <text:list xml:id="list38615060" text:continue-list="list38602714"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61"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41"><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8624836" text:continue-list="list38615060"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58"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38620457" text:continue-list="list38624836"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58" text:outline-level="2"><text:alphabetical-index-mark text:string-value="password protection"/><text:alphabetical-index-mark text:string-value="security"/>Password Protection</text:h>
      <text:p text:style-name="P17">To protect an entire document from being viewable without a password, use the option on the <text:span text:style-name="T20">Save As</text:span> dialog to enter a password.</text:p>
      <text:list xml:id="list7163006438722236402"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4"><draw:frame draw:style-name="fr10" draw:name="Frame25" text:anchor-type="as-char" svg:y="-2.6835in" svg:width="3.9547in" draw:z-index="35"><draw:text-box fo:min-height="3.2583in"><text:p text:style-name="P36"><draw:frame draw:style-name="fr22" draw:name="Image30" text:anchor-type="as-char" svg:width="3.9547in" svg:height="3.0008in" draw:z-index="38"><draw:image xlink:href="Pictures/10000000000001A7000001419EB99B1E.png" xlink:type="simple" xlink:show="embed" xlink:actuate="onLoad"/></draw:frame></text:p><text:p text:style-name="P36">Figure <text:sequence text:ref-name="refFigure13" text:name="Figure" text:formula="ooow:Figure+1" style:num-format="1">14</text:sequence>: Entering a password for a document</text:p></draw:text-box></draw:frame></text:p>
      <text:list xml:id="list38604529" text:continue-numbering="true" text:style-name="OOoNum_20_123">
        <text:list-item>
          <text:p text:style-name="P41"><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39"><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38618732" text:continue-list="list38604529" text:style-name="OOoNum_20_123">
        <text:list-item text:start-value="1">
          <text:p text:style-name="P44"><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45"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8629905" text:continue-list="list38618732" text:style-name="OOoNum_20_123">
        <text:list-item text:start-value="1">
          <text:p text:style-name="P43"><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8" text:outline-level="2">Using the Navigator</text:h>
      <text:p text:style-name="P17">The <text:alphabetical-index-mark-start text:id="IMark301687208"/>Navigator<text:alphabetical-index-mark-end text:id="IMark301687208"/>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40"><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42"><draw:text-box fo:min-height="3.5465in"><text:p text:style-name="P36"><draw:frame draw:style-name="fr22" draw:name="graphics6" text:anchor-type="as-char" svg:width="2.7992in" svg:height="3.298in" draw:z-index="46"><draw:image xlink:href="Pictures/100000000000012F000001657583B82F.png" xlink:type="simple" xlink:show="embed" xlink:actuate="onLoad"/></draw:frame></text:p><text:p text:style-name="P36">Figure <text:sequence text:ref-name="refFigure14"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47"><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54">When a category is showing the list of objects in it, double-click on an object to jump directly to that object’s location in the document.</text:p>
          <text:p text:style-name="P54">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8"><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53"><text:span text:style-name="T1">Click the Navigation icon </text:span><text:span text:style-name="T1"><draw:frame draw:style-name="fr26" draw:name="graphics12" text:anchor-type="as-char" svg:width="0.4839in" svg:height="0.2917in" draw:z-index="49"><draw:image xlink:href="Pictures/10000000000000250000001CD447DC02.png" xlink:type="simple" xlink:show="embed" xlink:actuate="onLoad"/></draw:frame></text:span><text:span text:style-name="T1"> to display the </text:span><text:alphabetical-index-mark-start text:id="IMark162876604"/><text:span text:style-name="T1">Navigation toolbar</text:span><text:alphabetical-index-mark-end text:id="IMark16287660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8625375" text:continue-list="list3862045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8620058" text:continue-list="list37419147" text:style-name="OOoBullets_20_1">
        <text:list-item text:start-value="1">
          <text:p text:style-name="P50">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3"><draw:text-box fo:min-height="1.2366in"><text:p text:style-name="P36"><draw:frame draw:style-name="fr22" draw:name="graphics7" text:anchor-type="as-char" svg:width="2.4984in" svg:height="1.0654in" draw:z-index="44"><draw:image xlink:href="Pictures/10000000000001020000006E38EB9D1E.png" xlink:type="simple" xlink:show="embed" xlink:actuate="onLoad"/></draw:frame></text:p><text:p text:style-name="P36">Figure <text:sequence text:ref-name="refFigure15" text:name="Figure" text:formula="ooow:Figure+1" style:num-format="1">16</text:sequence>: Navigation toolbar</text:p></draw:text-box></draw:frame></text:p>
      <text:p text:style-name="P17"/>
      <text:h text:style-name="P60"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162876604"/>Open and Save As dialogs<text:alphabetical-index-mark-end text:id="IMark162876604"/> or the ones provided by your operating system.</text:p>
      <text:p text:style-name="P34">To view or change which type of dialog OpenOffice uses:</text:p>
      <text:list xml:id="list38603447" text:continue-list="list38629905"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16">Figure 17</text:sequence-ref> shows the Save As dialog; the Open dialog is similar.</text:p>
      <text:p text:style-name="P14"><draw:frame text:anchor-type="paragraph" draw:z-index="6" draw:style-name="gr23" draw:text-style-name="P63"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5"><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16"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56"><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8609460" text:continue-list="list38625375"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0"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1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18"><draw:text-box fo:min-height="1.0618in"><text:p text:style-name="P37"><draw:frame draw:style-name="fr27" draw:name="graphics18" text:anchor-type="as-char" svg:width="3.1744in" svg:height="0.7992in" draw:z-index="21"><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26"><draw:text-box fo:min-height="1.5543in"><text:p text:style-name="P36"><draw:frame draw:style-name="fr18" draw:name="graphics42" text:anchor-type="as-char" svg:width="3.1173in" svg:height="1.2307in" draw:z-index="27"><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8" text:outline-level="2">Reloading a Document</text:h>
      <text:p text:style-name="P17">Reloading is useful in two situations.</text:p>
      <text:list xml:id="list38606814" text:continue-numbering="true" text:style-name="OOoBullets_20_1">
        <text:list-item>
          <text:p text:style-name="P54"><text:soft-page-break/>You may want to discard all the changes made in an editing session after the last document save.</text:p>
        </text:list-item>
        <text:list-item>
          <text:p text:style-name="P49">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58"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36"><draw:frame draw:style-name="fr18" draw:name="graphics21" text:anchor-type="as-char" svg:width="3.002in" svg:height="0.778in" draw:z-index="16"><draw:image xlink:href="Pictures/10000201000000F700000040F46BFAF6.png" xlink:type="simple" xlink:show="embed" xlink:actuate="onLoad"/></draw:frame></text:p><text:p text:style-name="P36">Figure <text:sequence text:ref-name="refFigure19"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55"><text:span text:style-name="OOoMenuPath"><text:span text:style-name="T1">Save</text:span></text:span><text:span text:style-name="OOoDefault"><text:span text:style-name="T1">:</text:span></text:span><text:span text:style-name="T1"> The document is saved and then closed.</text:span></text:p>
        </text:list-item>
      </text:list>
      <text:list xml:id="list38605701" text:continue-list="list38606814"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8"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5-07T18:38:03.23</dc:date>
    <dc:creator>Keith McKenna</dc:creator>
    <meta:editing-duration>PT14H5M44S</meta:editing-duration>
    <meta:editing-cycles>70</meta:editing-cycles>
    <meta:generator>OpenOffice/4.1.12$Win32 OpenOffice.org_project/4112m1$Build-9809</meta:generator>
    <meta:document-statistic meta:table-count="3" meta:image-count="23" meta:object-count="0" meta:page-count="20" meta:paragraph-count="278" meta:word-count="5309" meta:character-count="3107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